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C6000002A438C66CABBC31C7CA.png" manifest:media-type="image/png"/>
  <manifest:file-entry manifest:full-path="Pictures/10000000000003CA0000029677F254EA88957E3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1.464cm" svg:y="-0.723cm" svg:width="18.844cm" svg:height="13.185cm" draw:z-index="0"><draw:image xlink:href="Pictures/10000000000003C6000002A438C66CABBC31C7CA.png" xlink:type="simple" xlink:show="embed" xlink:actuate="onLoad"/></draw:frame><draw:frame draw:style-name="fr1" draw:name="Image2" text:anchor-type="paragraph" svg:x="-1.483cm" svg:y="13.384cm" svg:width="19.35cm" svg:height="13.204cm" draw:z-index="1"><draw:image xlink:href="Pictures/10000000000003CA0000029677F254EA88957E3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2T17:35:12.017000000</meta:creation-date>
    <dc:date>2021-12-02T17:38:23.413000000</dc:date>
    <meta:editing-duration>PT3M10S</meta:editing-duration>
    <meta:editing-cycles>2</meta:editing-cycles>
    <meta:generator>LibreOffice/5.0.3.2$Windows_X86_64 LibreOffice_project/e5f16313668ac592c1bfb310f4390624e3dbfb75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